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style:line-height-at-least="0.503cm" fo:orphans="2" fo:widows="2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orphans="2" fo:widows="2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style:line-height-at-least="0.503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_7e_LT_7e_Gliederung_20_1">
      <style:paragraph-properties fo:margin-left="0cm" fo:margin-right="0cm" style:line-height-at-least="0.503cm" fo:orphans="2" fo:widows="2" fo:text-indent="0cm" style:auto-text-indent="false"/>
    </style:style>
    <style:style style:name="P7" style:family="paragraph" style:parent-style-name="Standard_7e_LT_7e_Gliederung_20_2">
      <style:paragraph-properties fo:margin-left="0cm" fo:margin-right="0cm" style:line-height-at-least="0.503cm" fo:orphans="2" fo:widows="2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Tahoma" style:font-style-asian="normal" style:font-name-complex="Tahoma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style-asian="normal"/>
    </style:style>
    <style:style style:name="T13" style:family="text">
      <style:text-properties style:font-weight-asian="normal"/>
    </style:style>
    <style:style style:name="T14" style:family="text">
      <style:text-properties style:font-style-complex="normal"/>
    </style:style>
    <style:style style:name="T15" style:family="text">
      <style:text-properties style:font-weight-complex="normal"/>
    </style:style>
    <style:style style:name="T16" style:family="text">
      <style:text-properties style:text-outline="false"/>
    </style:style>
    <style:style style:name="T17" style:family="text">
      <style:text-properties style:text-line-through-style="none"/>
    </style:style>
    <style:style style:name="T18" style:family="text">
      <style:text-properties fo:text-shadow="none"/>
    </style:style>
    <style:style style:name="T19" style:family="text">
      <style:text-properties style:text-underline-style="none"/>
    </style:style>
    <style:style style:name="T20" style:family="text">
      <style:text-properties style:font-name-asian="Tahoma"/>
    </style:style>
    <style:style style:name="T21" style:family="text">
      <style:text-properties style:font-name-complex="Tahoma"/>
    </style:style>
    <style:style style:name="T22" style:family="text">
      <style:text-properties style:text-emphasize="none"/>
    </style:style>
    <style:style style:name="T23" style:family="text">
      <style:text-properties style:text-overline-style="none" style:text-overline-color="font-color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1pt" style:font-name-asian="CMR10" style:font-size-asian="11pt" style:font-name-complex="CMR10" style:font-size-complex="11pt"/>
    </style:style>
    <style:style style:name="T26" style:family="text">
      <style:text-properties style:font-name="Times New Roman" style:font-name-asian="CMR10" style:font-name-complex="CMR10"/>
    </style:style>
    <style:style style:name="T27" style:family="text">
      <style:text-properties fo:font-size="12pt"/>
    </style:style>
    <style:style style:name="T28" style:family="text">
      <style:text-properties style:font-name="CMR10" fo:font-size="11pt" style:font-name-asian="CMR10" style:font-size-asian="11pt" style:font-name-complex="CMR10" style:font-size-complex="11pt"/>
    </style:style>
    <style:style style:name="T29" style:family="text">
      <style:text-properties style:font-name-asian="CMR10" style:font-name-complex="CMR10"/>
    </style:style>
    <style:style style:name="T30" style:family="text">
      <style:text-properties style:font-size-asian="12pt"/>
    </style:style>
    <style:style style:name="T31" style:family="text">
      <style:text-properties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lman filters</text:p>
      <text:p text:style-name="P1"/>
      <text:p text:style-name="P1">Linear Kalman Filter</text:p>
      <text:p text:style-name="Standard"/>
      <text:p text:style-name="Standard">Optimal estimate for linear dynamical systems.</text:p>
      <text:p text:style-name="Standard">Recursive estimation from noisy measurements.</text:p>
      <text:p text:style-name="P3"><text:span text:style-name="T1"><draw:frame draw:style-name="fr1" draw:name="grafik1" text:anchor-type="as-char" svg:width="5.953cm" svg:height="0.476cm" draw:z-index="0"><draw:image xlink:href="http://upload.wikimedia.org/math/0/6/f/06f49c69d3e6dc76c706b9c67946f95b.png" xlink:type="simple" xlink:show="embed" xlink:actuate="onLoad"/></draw:frame></text:span> </text:p>
      <text:p text:style-name="P3"><text:span text:style-name="T1"><draw:frame draw:style-name="fr1" draw:name="grafik2" text:anchor-type="as-char" svg:width="3.572cm" svg:height="0.45cm" draw:z-index="1"><draw:image xlink:href="http://upload.wikimedia.org/math/6/b/7/6b79ebe71eb32caa5db3151fe37eee00.png" xlink:type="simple" xlink:show="embed" xlink:actuate="onLoad"/></draw:frame></text:span> </text:p>
      <text:p text:style-name="P3"><text:span text:style-name="T1"><draw:frame draw:style-name="fr1" draw:name="grafik3" text:anchor-type="as-char" svg:width="3.334cm" svg:height="0.556cm" draw:z-index="2"><draw:image xlink:href="http://upload.wikimedia.org/math/5/2/b/52ba560e18b97fe321f5959df555db1d.png" xlink:type="simple" xlink:show="embed" xlink:actuate="onLoad"/></draw:frame></text:span> , <text:span text:style-name="T1"><draw:frame draw:style-name="fr1" draw:name="grafik4" text:anchor-type="as-char" svg:width="3.228cm" svg:height="0.556cm" draw:z-index="3"><draw:image xlink:href="http://upload.wikimedia.org/math/a/b/b/abb28ad3e0265f95a920c297c0a6bc24.png" xlink:type="simple" xlink:show="embed" xlink:actuate="onLoad"/></draw:frame></text:span> </text:p>
      <text:p text:style-name="P3"><text:span text:style-name="T8">x</text:span> – states to be estimated</text:p>
      <text:p text:style-name="P3"><text:span text:style-name="T8">u</text:span> – input signal, if any</text:p>
      <text:p text:style-name="P3"><text:span text:style-name="T8">z</text:span> – measurements</text:p>
      <text:p text:style-name="P3"><text:span text:style-name="T8">w</text:span> – process noise</text:p>
      <text:p text:style-name="P3"><text:span text:style-name="T8">z</text:span> – measurement noise</text:p>
      <text:p text:style-name="P3">In the algorithm, the covariance matrices of <text:span text:style-name="T8">w </text:span><text:span text:style-name="T11">and </text:span><text:span text:style-name="T8">v</text:span><text:span text:style-name="T11"> is also required.</text:span></text:p>
      <text:p text:style-name="P3"/>
      <text:p text:style-name="P3">From triangulation we get the location <draw:frame draw:style-name="fr2" draw:name="Objekt1" text:anchor-type="as-char" svg:width="2.282cm" svg:height="0.531cm" draw:z-index="4"><draw:object xlink:href="./Object 1" xlink:type="simple" xlink:show="embed" xlink:actuate="onLoad"/><draw:image xlink:href="./ObjectReplacements/Object 1" xlink:type="simple" xlink:show="embed" xlink:actuate="onLoad"/></draw:frame>, where<draw:frame draw:style-name="fr2" draw:name="Objekt2" text:anchor-type="as-char" svg:width="0.415cm" svg:height="0.467cm" draw:z-index="5"><draw:object xlink:href="./Object 2" xlink:type="simple" xlink:show="embed" xlink:actuate="onLoad"/><draw:image xlink:href="./ObjectReplacements/Object 2" xlink:type="simple" xlink:show="embed" xlink:actuate="onLoad"/><svg:desc>formel</svg:desc></draw:frame>is a nonlinear function since it contains several sine/cosine functions with <draw:frame draw:style-name="fr2" draw:name="Objekt3" text:anchor-type="as-char" svg:width="0.559cm" svg:height="0.531cm" draw:z-index="6"><draw:object xlink:href="./Object 3" xlink:type="simple" xlink:show="embed" xlink:actuate="onLoad"/><draw:image xlink:href="./ObjectReplacements/Object 3" xlink:type="simple" xlink:show="embed" xlink:actuate="onLoad"/><svg:desc>formel</svg:desc></draw:frame>and <draw:frame draw:style-name="fr2" draw:name="Objekt4" text:anchor-type="as-char" svg:width="0.564cm" svg:height="0.531cm" draw:z-index="7"><draw:object xlink:href="./Object 4" xlink:type="simple" xlink:show="embed" xlink:actuate="onLoad"/><draw:image xlink:href="./ObjectReplacements/Object 4" xlink:type="simple" xlink:show="embed" xlink:actuate="onLoad"/><svg:desc>formel</svg:desc></draw:frame>as arguments.</text:p>
      <text:p text:style-name="P3">Standard Kalman filter can not be applied.</text:p>
      <text:p text:style-name="P3"/>
      <text:p text:style-name="P4">Extended Kalman filter</text:p>
      <text:p text:style-name="P3"/>
      <text:p text:style-name="P3">The model need not be linear, instead:</text:p>
      <text:p text:style-name="P3"><text:span text:style-name="T1"><draw:frame draw:style-name="fr1" draw:name="grafik5" text:anchor-type="as-char" svg:width="5.027cm" svg:height="0.556cm" draw:z-index="8"><draw:image xlink:href="http://upload.wikimedia.org/math/c/f/1/cf1b1c0da14c08e63efa790de7b1dde2.png" xlink:type="simple" xlink:show="embed" xlink:actuate="onLoad"/></draw:frame></text:span> </text:p>
      <text:p text:style-name="P3"><text:span text:style-name="T1"><draw:frame draw:style-name="fr1" draw:name="grafik6" text:anchor-type="as-char" svg:width="3.572cm" svg:height="0.556cm" draw:z-index="9"><draw:image xlink:href="http://upload.wikimedia.org/math/e/6/7/e679f6581cbf3ce30c7e74a1a18790f8.png" xlink:type="simple" xlink:show="embed" xlink:actuate="onLoad"/></draw:frame></text:span> </text:p>
      <text:p text:style-name="P3">where<draw:frame draw:style-name="fr2" draw:name="Objekt5" text:anchor-type="as-char" svg:width="0.415cm" svg:height="0.467cm" draw:z-index="10"><draw:object xlink:href="./Object 5" xlink:type="simple" xlink:show="embed" xlink:actuate="onLoad"/><draw:image xlink:href="./ObjectReplacements/Object 5" xlink:type="simple" xlink:show="embed" xlink:actuate="onLoad"/><svg:desc>formel</svg:desc></draw:frame>and <draw:frame draw:style-name="fr2" draw:name="Objekt6" text:anchor-type="as-char" svg:width="0.427cm" svg:height="0.467cm" draw:z-index="11"><draw:object xlink:href="./Object 6" xlink:type="simple" xlink:show="embed" xlink:actuate="onLoad"/><draw:image xlink:href="./ObjectReplacements/Object 6" xlink:type="simple" xlink:show="embed" xlink:actuate="onLoad"/><svg:desc>formel</svg:desc></draw:frame>can be any differentiable non-linear functions.</text:p>
      <text:p text:style-name="P3">The <text:span text:style-name="T11">Extended Kalman filter linearises</text:span><text:span text:style-name="T5"> the model around the best state estimate and apply the Kalman filter to the resulting system.</text:span></text:p>
      <text:p text:style-name="P3"><text:span text:style-name="T5">This requires the Jacobian of the functions</text:span><text:span text:style-name="T5"><draw:frame draw:style-name="fr2" draw:name="Objekt7" text:anchor-type="as-char" svg:width="0.415cm" svg:height="0.467cm" draw:z-index="12"><draw:object xlink:href="./Object 7" xlink:type="simple" xlink:show="embed" xlink:actuate="onLoad"/><draw:image xlink:href="./ObjectReplacements/Object 7" xlink:type="simple" xlink:show="embed" xlink:actuate="onLoad"/><svg:desc>formel</svg:desc></draw:frame></text:span><text:span text:style-name="T5">and </text:span><text:span text:style-name="T5"><draw:frame draw:style-name="fr2" draw:name="Objekt8" text:anchor-type="as-char" svg:width="0.427cm" svg:height="0.467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5">and thus their partial derivatives.</text:span></text:p>
      <text:p text:style-name="P3"><text:span text:style-name="T5"/></text:p>
      <text:p text:style-name="P7">Iterated Extended Kalman Filter</text:p>
      <text:p text:style-name="P6"><text:span text:style-name="T5">Relinearize the model after a measurement update with a (hopefully) improved estimate and apply the Extended Kalman filter.</text:span></text:p>
      <text:p text:style-name="P3"><text:span text:style-name="T5"/></text:p>
      <text:p text:style-name="P3"><text:span text:style-name="T6">Unscented Kalman filter</text:span></text:p>
      <text:p text:style-name="P3"><text:span text:style-name="T11"><text:s/></text:span></text:p>
      <text:p text:style-name="P5">The required mean and covariance matrices are parametrized using carefully chosen weighted samples<text:span text:style-name="T29">.</text:span></text:p>
      <text:p text:style-name="P5"><text:span text:style-name="T29">The system is applied to each sample, which means that we get the propagated mean and covariance of the system.</text:span></text:p>
      <text:p text:style-name="P5"><text:span text:style-name="T29">No linearization involved in the propagation of the mean and covariance, so no Jacobians are needed.</text:span></text:p>
      <text:p text:style-name="P5"><text:span text:style-name="T29">More accurate than the Extended Kalman Filter, especially for highly non-linear systems.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kt_20_med_20_pilspets" style:display-name="Objekt med pilspets" style:family="paragraph" style:parent-style-name="Standard"/>
    <style:style style:name="Objekt_20_med_20_skugga" style:display-name="Objekt med skugga" style:family="paragraph" style:parent-style-name="Standard"/>
    <style:style style:name="Objekt_20_utan_20_fyllning" style:display-name="Objekt utan fyllning" style:family="paragraph" style:parent-style-name="Standard"/>
    <style:style style:name="Text" style:family="paragraph" style:parent-style-name="Caption" style:class="extra"/>
    <style:style style:name="Brödtexten_20_har_20_justerats" style:display-name="Brödtexten har justerats" style:family="paragraph" style:parent-style-name="Standard"/>
    <style:style style:name="Brödtext_20_indrag" style:display-name="Brödtext indrag" style:family="paragraph" style:parent-style-name="Standard">
      <style:paragraph-properties fo:margin-left="0cm" fo:margin-right="0cm" fo:text-indent="0.6cm" style:auto-text-indent="false"/>
    </style:style>
    <style:style style:name="Titel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Rubrik1" style:family="paragraph" style:parent-style-name="Standard">
      <style:paragraph-properties fo:margin-top="0.42cm" fo:margin-bottom="0.21cm"/>
    </style:style>
    <style:style style:name="Rubrik2" style:family="paragraph" style:parent-style-name="Standard">
      <style:paragraph-properties fo:margin-top="0.42cm" fo:margin-bottom="0.21cm"/>
    </style:style>
    <style:style style:name="Måttlinj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21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.176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0pt" style:font-size-asian="20pt" style:font-size-complex="20pt"/>
    </style:style>
    <style:style style:name="Standard_7e_LT_7e_Gliederung_20_3" style:display-name="Standard~LT~Gliederung 3" style:family="paragraph" style:parent-style-name="Standard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2.117cm"/>
          <style:tab-stop style:position="4.657cm"/>
          <style:tab-stop style:position="7.197cm"/>
          <style:tab-stop style:position="9.737cm"/>
          <style:tab-stop style:position="12.277cm"/>
          <style:tab-stop style:position="14.817cm"/>
          <style:tab-stop style:position="17.357cm"/>
          <style:tab-stop style:position="19.897cm"/>
          <style:tab-stop style:position="22.437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Rubrik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kgrundsobjekt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kgrund" style:family="paragraph">
      <style:paragraph-properties fo:text-align="center" style:justify-single-word="false" style:text-autospace="none"/>
    </style:style>
    <style:style style:name="Anteckningar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Disposition_20_1" style:display-name="Disposition 1" style:family="paragraph">
      <style:paragraph-properties fo:margin-left="0cm" fo:margin-right="0cm" fo:margin-top="0.21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Disposition_20_2" style:display-name="Disposition 2" style:family="paragraph" style:parent-style-name="Disposition_20_1">
      <style:paragraph-properties fo:margin-top="0.176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0pt" style:font-size-asian="20pt" style:font-size-complex="20pt"/>
    </style:style>
    <style:style style:name="Disposition_20_3" style:display-name="Disposition 3" style:family="paragraph" style:parent-style-name="Disposition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Disposition_20_4" style:display-name="Disposition 4" style:family="paragraph" style:parent-style-name="Disposition_20_3">
      <style:paragraph-properties fo:margin-top="0.159cm" fo:margin-bottom="0cm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</style:tab-stops>
      </style:paragraph-properties>
      <style:text-properties fo:font-size="18pt" style:font-size-asian="18pt" style:font-size-complex="18pt"/>
    </style:style>
    <style:style style:name="Disposition_20_5" style:display-name="Disposition 5" style:family="paragraph" style:parent-style-name="Disposition_20_4">
      <style:paragraph-properties>
        <style:tab-stops>
          <style:tab-stop style:position="2.117cm"/>
          <style:tab-stop style:position="4.657cm"/>
          <style:tab-stop style:position="7.197cm"/>
          <style:tab-stop style:position="9.737cm"/>
          <style:tab-stop style:position="12.277cm"/>
          <style:tab-stop style:position="14.817cm"/>
          <style:tab-stop style:position="17.357cm"/>
          <style:tab-stop style:position="19.897cm"/>
          <style:tab-stop style:position="22.437cm"/>
        </style:tab-stops>
      </style:paragraph-properties>
    </style:style>
    <style:style style:name="Disposition_20_6" style:display-name="Disposition 6" style:family="paragraph" style:parent-style-name="Disposition_20_5"/>
    <style:style style:name="Disposition_20_7" style:display-name="Disposition 7" style:family="paragraph" style:parent-style-name="Disposition_20_6"/>
    <style:style style:name="Disposition_20_8" style:display-name="Disposition 8" style:family="paragraph" style:parent-style-name="Disposition_20_7"/>
    <style:style style:name="Disposition_20_9" style:display-name="Disposition 9" style:family="paragraph" style:parent-style-name="Disposition_20_8"/>
    <style:style style:name="Titel1_7e_LT_7e_Gliederung_20_1" style:display-name="Titel1~LT~Gliederung 1" style:family="paragraph">
      <style:paragraph-properties fo:margin-left="0cm" fo:margin-right="0cm" fo:margin-top="0.21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4pt" fo:font-style="normal" fo:text-shadow="none" style:text-underline-style="none" fo:font-weight="normal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paragraph" style:parent-style-name="Titel1_7e_LT_7e_Gliederung_20_1">
      <style:paragraph-properties fo:margin-top="0.176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0pt" style:font-size-asian="20pt" style:font-size-complex="20pt"/>
    </style:style>
    <style:style style:name="Titel1_7e_LT_7e_Gliederung_20_3" style:display-name="Titel1~LT~Gliederung 3" style:family="paragraph" style:parent-style-name="Titel1_7e_LT_7e_Gliederung_20_2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itel1_7e_LT_7e_Gliederung_20_4" style:display-name="Titel1~LT~Gliederung 4" style:family="paragraph" style:parent-style-name="Titel1_7e_LT_7e_Gliederung_20_3">
      <style:paragraph-properties fo:margin-top="0.159cm" fo:margin-bottom="0cm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</style:tab-stops>
      </style:paragraph-properties>
      <style:text-properties fo:font-size="18pt" style:font-size-asian="18pt" style:font-size-complex="18pt"/>
    </style:style>
    <style:style style:name="Titel1_7e_LT_7e_Gliederung_20_5" style:display-name="Titel1~LT~Gliederung 5" style:family="paragraph" style:parent-style-name="Titel1_7e_LT_7e_Gliederung_20_4">
      <style:paragraph-properties>
        <style:tab-stops>
          <style:tab-stop style:position="2.117cm"/>
          <style:tab-stop style:position="4.657cm"/>
          <style:tab-stop style:position="7.197cm"/>
          <style:tab-stop style:position="9.737cm"/>
          <style:tab-stop style:position="12.277cm"/>
          <style:tab-stop style:position="14.817cm"/>
          <style:tab-stop style:position="17.357cm"/>
          <style:tab-stop style:position="19.897cm"/>
          <style:tab-stop style:position="22.437cm"/>
        </style:tab-stops>
      </style:paragraph-properties>
    </style:style>
    <style:style style:name="Titel1_7e_LT_7e_Gliederung_20_6" style:display-name="Titel1~LT~Gliederung 6" style:family="paragraph" style:parent-style-name="Titel1_7e_LT_7e_Gliederung_20_5"/>
    <style:style style:name="Titel1_7e_LT_7e_Gliederung_20_7" style:display-name="Titel1~LT~Gliederung 7" style:family="paragraph" style:parent-style-name="Titel1_7e_LT_7e_Gliederung_20_6"/>
    <style:style style:name="Titel1_7e_LT_7e_Gliederung_20_8" style:display-name="Titel1~LT~Gliederung 8" style:family="paragraph" style:parent-style-name="Titel1_7e_LT_7e_Gliederung_20_7"/>
    <style:style style:name="Titel1_7e_LT_7e_Gliederung_20_9" style:display-name="Titel1~LT~Gliederung 9" style:family="paragraph" style:parent-style-name="Titel1_7e_LT_7e_Gliederung_20_8"/>
    <style:style style:name="Titel1_7e_LT_7e_Titel" style:display-name="Titel1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WW-Rubrik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WW-Rubrik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Tahoma" fo:font-size="28pt" fo:font-style="normal" fo:text-shadow="none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text-overline-style="none" style:text-ov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6:22:44.54</meta:creation-date>
    <dc:date>2010-02-15T18:02:58.02</dc:date>
    <meta:editing-duration>PT00H21M49S</meta:editing-duration>
    <meta:editing-cycles>2</meta:editing-cycles>
    <meta:generator>OpenOffice.org/3.2$Win32 OpenOffice.org_project/320m12$Build-9483</meta:generator>
    <meta:document-statistic meta:table-count="0" meta:image-count="6" meta:object-count="8" meta:page-count="1" meta:paragraph-count="30" meta:word-count="220" meta:character-count="1408"/>
  </office:meta>
</office:document-meta>
</file>

<file path=Object 1/content.xml><?xml version="1.0" encoding="utf-8"?>
<math xmlns="http://www.w3.org/1998/Math/MathML">
  <semantics>
    <mrow>
      <mrow>
        <mi>x</mi>
        <mi mathvariant="normal">=</mi>
        <mi>f</mi>
      </mrow>
      <mrow>
        <mo stretchy="false">(</mo>
        <mrow>
          <msub>
            <mo stretchy="false">θ</mo>
            <mn>1,</mn>
          </msub>
          <msub>
            <mo stretchy="false">θ</mo>
            <mn>2</mn>
          </msub>
        </mrow>
        <mo stretchy="false">)</mo>
      </mrow>
    </mrow>
    <annotation encoding="StarMath 5.0">x = f(%theta_1, %theta_2)
</annotation>
  </semantics>
</math>
</file>

<file path=Object 2/content.xml><?xml version="1.0" encoding="utf-8"?>
<math xmlns="http://www.w3.org/1998/Math/MathML">
  <semantics>
    <mi>f</mi>
    <annotation encoding="StarMath 5.0">f
</annotation>
  </semantics>
</math>
</file>

<file path=Object 3/content.xml><?xml version="1.0" encoding="utf-8"?>
<math xmlns="http://www.w3.org/1998/Math/MathML">
  <semantics>
    <msub>
      <mo stretchy="false">θ</mo>
      <mn>1</mn>
    </msub>
    <annotation encoding="StarMath 5.0">%theta_1
</annotation>
  </semantics>
</math>
</file>

<file path=Object 4/content.xml><?xml version="1.0" encoding="utf-8"?>
<math xmlns="http://www.w3.org/1998/Math/MathML">
  <semantics>
    <msub>
      <mo stretchy="false">θ</mo>
      <mn>2</mn>
    </msub>
    <annotation encoding="StarMath 5.0">%theta_2
</annotation>
  </semantics>
</math>
</file>

<file path=Object 5/content.xml><?xml version="1.0" encoding="utf-8"?>
<math xmlns="http://www.w3.org/1998/Math/MathML">
  <semantics>
    <mi>f</mi>
    <annotation encoding="StarMath 5.0">f
</annotation>
  </semantics>
</math>
</file>

<file path=Object 6/content.xml><?xml version="1.0" encoding="utf-8"?>
<math xmlns="http://www.w3.org/1998/Math/MathML">
  <semantics>
    <mi>h</mi>
    <annotation encoding="StarMath 5.0">h
</annotation>
  </semantics>
</math>
</file>

<file path=Object 7/content.xml><?xml version="1.0" encoding="utf-8"?>
<math xmlns="http://www.w3.org/1998/Math/MathML">
  <semantics>
    <mi>f</mi>
    <annotation encoding="StarMath 5.0">f
</annotation>
  </semantics>
</math>
</file>

<file path=Object 8/content.xml><?xml version="1.0" encoding="utf-8"?>
<math xmlns="http://www.w3.org/1998/Math/MathML">
  <semantics>
    <mi>h</mi>
    <annotation encoding="StarMath 5.0">h
</annotation>
  </semantics>
</math>
</file>